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style:font-name="Arial"/>
    </style:style>
    <style:style style:name="P12" style:family="paragraph" style:parent-style-name="Text_20_body">
      <style:text-properties officeooo:rsid="001fe67f" officeooo:paragraph-rsid="001fe67f"/>
    </style:style>
    <style:style style:name="P13" style:family="paragraph" style:parent-style-name="Text_20_body">
      <style:text-properties officeooo:rsid="00227298" officeooo:paragraph-rsid="00227298"/>
    </style:style>
    <style:style style:name="P14" style:family="paragraph" style:parent-style-name="Text_20_body">
      <style:text-properties officeooo:rsid="002e02b3" officeooo:paragraph-rsid="002e02b3"/>
    </style:style>
    <style:style style:name="P15" style:family="paragraph" style:parent-style-name="Text_20_body">
      <style:text-properties officeooo:rsid="002f94ad" officeooo:paragraph-rsid="002f94ad"/>
    </style:style>
    <style:style style:name="P16" style:family="paragraph" style:parent-style-name="Text_20_body">
      <style:text-properties officeooo:rsid="0031d525" officeooo:paragraph-rsid="0031d525"/>
    </style:style>
    <style:style style:name="P17" style:family="paragraph" style:parent-style-name="Text_20_body">
      <style:text-properties officeooo:paragraph-rsid="0031d525"/>
    </style:style>
    <style:style style:name="P18" style:family="paragraph" style:parent-style-name="Text_20_body">
      <style:text-properties officeooo:rsid="00321635" officeooo:paragraph-rsid="00321635"/>
    </style:style>
    <style:style style:name="P19" style:family="paragraph" style:parent-style-name="Text_20_body">
      <style:text-properties officeooo:rsid="0035542c" officeooo:paragraph-rsid="003bb2b1"/>
    </style:style>
    <style:style style:name="P20" style:family="paragraph" style:parent-style-name="Text_20_body">
      <style:text-properties officeooo:rsid="0038153e" officeooo:paragraph-rsid="003bb2b1"/>
    </style:style>
    <style:style style:name="P21" style:family="paragraph" style:parent-style-name="Text_20_body">
      <style:text-properties officeooo:rsid="003f8557" officeooo:paragraph-rsid="003f8557"/>
    </style:style>
    <style:style style:name="P22" style:family="paragraph" style:parent-style-name="Text_20_body">
      <style:text-properties officeooo:rsid="00407259" officeooo:paragraph-rsid="00407259"/>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text-properties officeooo:paragraph-rsid="001da455"/>
    </style:style>
    <style:style style:name="P27" style:family="paragraph" style:parent-style-name="Heading_20_1">
      <style:text-properties officeooo:paragraph-rsid="0031d525"/>
    </style:style>
    <style:style style:name="P28" style:family="paragraph" style:parent-style-name="Heading_20_1">
      <style:text-properties officeooo:rsid="001fe67f" officeooo:paragraph-rsid="001fe67f"/>
    </style:style>
    <style:style style:name="P29" style:family="paragraph" style:parent-style-name="Heading_20_1">
      <style:text-properties officeooo:rsid="003f8557" officeooo:paragraph-rsid="003f8557"/>
    </style:style>
    <style:style style:name="P30" style:family="paragraph" style:parent-style-name="Heading_20_1">
      <style:text-properties officeooo:rsid="0021398a" officeooo:paragraph-rsid="0021398a"/>
    </style:style>
    <style:style style:name="P31" style:family="paragraph" style:parent-style-name="Heading_20_1">
      <style:paragraph-properties fo:break-before="page"/>
    </style:style>
    <style:style style:name="P32" style:family="paragraph" style:parent-style-name="Heading_20_2">
      <style:text-properties officeooo:rsid="0031d525" officeooo:paragraph-rsid="0031d525"/>
    </style:style>
    <style:style style:name="P33" style:family="paragraph" style:parent-style-name="Heading_20_2">
      <style:text-properties officeooo:rsid="001f01f0" officeooo:paragraph-rsid="001f01f0"/>
    </style:style>
    <style:style style:name="P34" style:family="paragraph" style:parent-style-name="Heading_20_2">
      <style:text-properties officeooo:rsid="001fe67f" officeooo:paragraph-rsid="001fe67f"/>
    </style:style>
    <style:style style:name="P35" style:family="paragraph" style:parent-style-name="Heading_20_2">
      <style:text-properties officeooo:rsid="00407259" officeooo:paragraph-rsid="00407259"/>
    </style:style>
    <style:style style:name="P36" style:family="paragraph" style:parent-style-name="Heading_20_2">
      <style:text-properties officeooo:rsid="0035542c" officeooo:paragraph-rsid="0035542c"/>
    </style:style>
    <style:style style:name="P37" style:family="paragraph" style:parent-style-name="Text_20_body" style:list-style-name="L1">
      <style:text-properties officeooo:rsid="001f01f0" officeooo:paragraph-rsid="001f01f0"/>
    </style:style>
    <style:style style:name="P38" style:family="paragraph" style:parent-style-name="Text_20_body" style:list-style-name="L2">
      <style:text-properties officeooo:rsid="001f01f0" officeooo:paragraph-rsid="001f01f0"/>
    </style:style>
    <style:style style:name="P39" style:family="paragraph" style:parent-style-name="Text_20_body" style:list-style-name="L3">
      <style:text-properties officeooo:rsid="001f01f0" officeooo:paragraph-rsid="001f01f0"/>
    </style:style>
    <style:style style:name="P40" style:family="paragraph" style:parent-style-name="Text_20_body" style:list-style-name="L4">
      <style:text-properties officeooo:rsid="0038153e" officeooo:paragraph-rsid="003bb2b1"/>
    </style:style>
    <style:style style:name="P41" style:family="paragraph" style:parent-style-name="Text_20_body" style:list-style-name="L4">
      <style:text-properties officeooo:rsid="003bb2b1" officeooo:paragraph-rsid="003bb2b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T10" style:family="text">
      <style:text-properties officeooo:rsid="00423687"/>
    </style:style>
    <style:style style:name="T11" style:family="text">
      <style:text-properties officeooo:rsid="0042d2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X</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ntroduction<text:tab/>2</text:p>
          <text:p text:style-name="P25">Warning<text:tab/>2</text:p>
          <text:p text:style-name="P25">User Interface<text:tab/>2</text:p>
          <text:p text:style-name="P24">Main Window<text:tab/>2</text:p>
          <text:p text:style-name="P24">Context Menu<text:tab/>2</text:p>
          <text:p text:style-name="P24">Exiting<text:tab/>2</text:p>
          <text:p text:style-name="P25">Adding Key Mappings<text:tab/>3</text:p>
          <text:p text:style-name="P24">Setup an Input Key<text:tab/>3</text:p>
          <text:p text:style-name="P24">Setup an Output Key<text:tab/>3</text:p>
          <text:p text:style-name="P24">Add the Key Mapping to the configuration<text:tab/>3</text:p>
          <text:p text:style-name="P25">Enabling Key Capture<text:tab/>3</text:p>
          <text:p text:style-name="P24">Toggling Key Capture<text:tab/>3</text:p>
          <text:p text:style-name="P24">Closing the Configuration Window<text:tab/>3</text:p>
          <text:p text:style-name="P25">Long Running Outputs<text:tab/>3</text:p>
          <text:p text:style-name="P25">Special Output Functionality<text:tab/>4</text:p>
          <text:p text:style-name="P24">Do Nothing<text:tab/>4</text:p>
          <text:p text:style-name="P24">Cancel Outputs<text:tab/>4</text:p>
          <text:p text:style-name="P24">Mouse<text:tab/>4</text:p>
          <text:p text:style-name="P24">Delay<text:tab/>4</text:p>
          <text:p text:style-name="P24">Toggle<text:tab/>4</text:p>
          <text:p text:style-name="P23">Critical Note<text:tab/>4</text:p>
          <text:p text:style-name="P24">Repeat<text:tab/>4</text:p>
          <text:p text:style-name="P24">Appending Key Mappings<text:tab/>5</text:p>
        </text:index-body>
      </text:table-of-content>
      <text:p text:style-name="P1"/>
      <text:h text:style-name="P31"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1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26"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32" text:outline-level="2">Context Menu</text:h>
      <text:p text:style-name="P17"/>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Exiting</text:h>
      <text:p text:style-name="P16">The application only exits when the menu items are used. The Close button in the upper right will only hide the window.</text:p>
      <text:h text:style-name="P2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05730947" text:style-name="L1">
        <text:list-item>
          <text:p text:style-name="P37">Click in the Input Key textbox (it will turn yellow indicating it is focused)</text:p>
        </text:list-item>
        <text:list-item>
          <text:p text:style-name="P37">Press the key on the keyboard to use as the input. You should not press any of the modifier keys (Control/Shift/Alt).</text:p>
        </text:list-item>
        <text:list-item>
          <text:p text:style-name="P37">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338503795" text:style-name="L2">
        <text:list-item>
          <text:p text:style-name="P38">Click in the Output Key textbox (it will turn yellow indicating it is focused)</text:p>
        </text:list-item>
        <text:list-item>
          <text:p text:style-name="P38">Press the key on the keyboard to use as the input. You should not press any of the modifier keys (Control/Shift/Alt).</text:p>
        </text:list-item>
        <text:list-item>
          <text:p text:style-name="P38">Specify any modifier keys by checking the appropriate boxes for the output. There are also special outputs described in the document.</text:p>
        </text:list-item>
      </text:list>
      <text:h text:style-name="P33" text:outline-level="2"><text:bookmark-start text:name="__RefHeading___Toc201_462358034"/>Add the Key Mapping to the configuration<text:bookmark-end text:name="__RefHeading___Toc201_462358034"/></text:h>
      <text:list xml:id="list2333055359" text:style-name="L3">
        <text:list-item>
          <text:p text:style-name="P39">Click the Add button to add the key mapping</text:p>
        </text:list-item>
      </text:list>
      <text:h text:style-name="P28" text:outline-level="1"><text:bookmark-start text:name="__RefHeading___Toc203_462358034"/>Enabling Key Capture<text:bookmark-end text:name="__RefHeading___Toc203_462358034"/></text:h>
      <text:p text:style-name="P12">Pressing the Start button will enable capturing. If you have not saved the configuration you will be prompted to do so.</text:p>
      <text:h text:style-name="P34" text:outline-level="2"><text:bookmark-start text:name="__RefHeading___Toc205_462358034"/>Toggling Key Capture<text:bookmark-end text:name="__RefHeading___Toc205_462358034"/></text:h>
      <text:p text:style-name="P12">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2">If you start capturing you can close the window and it will only be accessible via the status icon. If you close the window while not capturing you will exit the application.</text:p>
      <text:h text:style-name="P29" text:outline-level="1">Long Running Outputs</text:h>
      <text:p text:style-name="P21">A long running output (one involving a delay or repeat) can only have one execution active at a time. Once the output has begun processing the same input will not trigger another. The input keys will still be treated as processed in terms of not passing them to other applications or the OS for processing. Upon completion of the output processing the input will once again be able to trigger the output.</text:p>
      <text:h text:style-name="P30" text:outline-level="1"><text:bookmark-start text:name="__RefHeading___Toc209_462358034"/><text:soft-page-break/>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3">If this is specified no action will be taken. They keyboard input will be ignored.</text:p>
      <text:h text:style-name="P35" text:outline-level="2">Cancel Outputs</text:h>
      <text:p text:style-name="P22">This action will cancel any ongoing outputs (any repeating or those with delays). If this is combined with any other outputs only those before the cancel action will be applied.</text:p>
      <text:h text:style-name="Heading_20_2" text:outline-level="2"><text:bookmark-start text:name="__RefHeading___Toc213_462358034"/>Mouse<text:bookmark-end text:name="__RefHeading___Toc213_462358034"/></text:h>
      <text:p text:style-name="P13">Creates a mouse click.</text:p>
      <text:h text:style-name="Heading_20_2" text:outline-level="2"><text:bookmark-start text:name="__RefHeading___Toc215_462358034"/>Delay<text:bookmark-end text:name="__RefHeading___Toc215_462358034"/></text:h>
      <text:p text:style-name="P13">Creates a delay before performing the next action specified in the key mapping. <text:span text:style-name="T10">This delay is measured in milliseconds (cannot be less than 100).</text:span></text:p>
      <text:h text:style-name="Heading_20_2" text:outline-level="2"><text:bookmark-start text:name="__RefHeading___Toc217_462358034"/>Toggle<text:bookmark-end text:name="__RefHeading___Toc217_462358034"/></text:h>
      <text:p text:style-name="P13">Toggle causes the input to not trigger the “key up” event until the key is pressed a second time. This allows the user to create keys that map to holding a mouse or keyboard button until pressing the input key again.</text:p>
      <text:p text:style-name="P18">At this time toggle may not operate correctly for <text:span text:style-name="T6">combinations of multiple</text:span> non-modifier keys <text:s/>(like A+D <text:span text:style-name="T6">or 1+2).</text:span></text:p>
      <text:h text:style-name="Heading_20_3" text:outline-level="3">Critical<text:span text:style-name="T5"> Note</text:span></text:h>
      <text:p text:style-name="P14">If the output key involves a modifier (alt/ctrl/shift) Toggle will NOT function as expected. <text:span text:style-name="T5">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4">Example: Define 2 keys:</text:p>
      <text:p text:style-name="P14">Input: F10 Output: Shift+W (Key down)</text:p>
      <text:p text:style-name="P14">Input: Shift+F10 Output: Shift+W (Key up)</text:p>
      <text:p text:style-name="P15">The important part of this is that you can still just use F10 as your toggle because the operating system will still think the Shift key is being held down from the initial output.</text:p>
      <text:h text:style-name="P36" text:outline-level="2">Repeat</text:h>
      <text:p text:style-name="P19">Repeat will attempt to repeat the Output key until the input key is pressed again. This should be used with complete up+down outputs <text:span text:style-name="T7">(as the alternative will be difficult to manage!)</text:span>. By <text:soft-page-break/>default a minimum delay of 100ms is applied. This can be customized by setting the numeric field of the output (100ms or more). <text:span text:style-name="T11">Do not check “delay” in this case as it will override your desired output.</text:span></text:p>
      <text:p text:style-name="P20">If multiple outputs are specified</text:p>
      <text:list xml:id="list658252545" text:style-name="L4">
        <text:list-item>
          <text:p text:style-name="P40">only those flagged as repeat will be repeated</text:p>
        </text:list-item>
        <text:list-item>
          <text:p text:style-name="P41">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3">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 meta:image-count="0" meta:object-count="0" meta:page-count="5" meta:paragraph-count="105" meta:word-count="973" meta:character-count="5535" meta:non-whitespace-character-count="4673"/>
  </office:meta>
</office:document-meta>
</file>